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background-color="#dddddd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dddddd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dddddd" fo:padding="0.097cm" fo:border="0.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07f78" officeooo:paragraph-rsid="00207f78"/>
    </style:style>
    <style:style style:name="P2" style:family="paragraph" style:parent-style-name="Text_20_body">
      <style:text-properties fo:font-weight="bold" officeooo:rsid="00207f78" officeooo:paragraph-rsid="00207f78" style:font-weight-asian="bold" style:font-weight-complex="bold"/>
    </style:style>
    <style:style style:name="P3" style:family="paragraph" style:parent-style-name="Text_20_body" style:list-style-name="L1">
      <style:text-properties officeooo:rsid="00207f78" officeooo:paragraph-rsid="00207f7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07f78" officeooo:paragraph-rsid="00207f78" style:font-weight-asian="bold" style:font-weight-complex="bold"/>
    </style:style>
    <style:style style:name="P5" style:family="paragraph" style:parent-style-name="Standard">
      <style:text-properties officeooo:paragraph-rsid="00207f78"/>
    </style:style>
    <style:style style:name="P6" style:family="paragraph" style:parent-style-name="Text_20_body" style:list-style-name="L1">
      <style:text-properties officeooo:paragraph-rsid="00207f78"/>
    </style:style>
    <style:style style:name="P7" style:family="paragraph" style:parent-style-name="Standard" style:list-style-name="L1">
      <style:text-properties officeooo:rsid="00207f78" officeooo:paragraph-rsid="00207f78"/>
    </style:style>
    <style:style style:name="P8" style:family="paragraph" style:parent-style-name="Standard" style:list-style-name="L1">
      <style:text-properties officeooo:rsid="002084d8" officeooo:paragraph-rsid="002084d8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07f78" officeooo:paragraph-rsid="002084d8" style:font-weight-asian="bold" style:font-weight-complex="bold"/>
    </style:style>
    <style:style style:name="P10" style:family="paragraph" style:parent-style-name="Standard">
      <style:text-properties officeooo:paragraph-rsid="002084d8"/>
    </style:style>
    <style:style style:name="P11" style:family="paragraph" style:parent-style-name="Standard">
      <style:text-properties officeooo:rsid="002084d8" officeooo:paragraph-rsid="002084d8"/>
    </style:style>
    <style:style style:name="P12" style:family="paragraph" style:parent-style-name="Standard">
      <style:text-properties officeooo:rsid="00207f78" officeooo:paragraph-rsid="002084d8"/>
    </style:style>
    <style:style style:name="P13" style:family="paragraph" style:parent-style-name="Heading_20_2">
      <style:paragraph-properties fo:break-before="page"/>
      <style:text-properties officeooo:paragraph-rsid="00260960"/>
    </style:style>
    <style:style style:name="P14" style:family="paragraph" style:parent-style-name="Text_20_body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94448" officeooo:paragraph-rsid="00260960"/>
    </style:style>
    <style:style style:name="T1" style:family="text">
      <style:text-properties officeooo:rsid="002352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7f78"/>
    </style:style>
    <style:style style:name="T4" style:family="text">
      <style:text-properties officeooo:rsid="002084d8"/>
    </style:style>
    <style:style style:name="T5" style:family="text">
      <style:text-properties officeooo:rsid="002b47c8"/>
    </style:style>
    <style:style style:name="T6" style:family="text">
      <style:text-properties officeooo:rsid="0029444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7,5 Points</text:span></text:h>
      <text:p text:style-name="P2">Compléter l'expression manquante, puis traduire en Python.</text:p>
      <text:list text:style-name="L1">
        <text:list-item>
          <text:p text:style-name="P3">Utiliser les opérateurs <text:span text:style-name="T2">div</text:span> et <text:span text:style-name="T2">mod</text:span> pour extraire le nombre 71 de <text:span text:style-name="T2">n1</text:span>.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Algorithme</text:p>
          </table:table-cell>
          <table:table-cell table:style-name="Tableau1.B1" office:value-type="string">
            <text:p text:style-name="P4">Python</text:p>
          </table:table-cell>
        </table:table-row>
        <table:table-row>
          <table:table-cell table:style-name="Tableau1.A2" office:value-type="string">
            <text:p text:style-name="P5"><text:span text:style-name="T3">n</text:span>1 ← 137158</text:p>
            <text:p text:style-name="P5">n2 ← ?</text:p>
          </table:table-cell>
          <table:table-cell table:style-name="Tableau1.B2" office:value-type="string"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list text:continue-numbering="true" text:style-name="L1">
        <text:list-item>
          <text:p text:style-name="P6">Donner une expression qui permet d'extraire le <text:span text:style-name="T3">mot "SMILE" dans ch2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Algorithme</text:p>
          </table:table-cell>
          <table:table-cell table:style-name="Tableau2.B1" office:value-type="string">
            <text:p text:style-name="P4">Python</text:p>
          </table:table-cell>
        </table:table-row>
        <table:table-row>
          <table:table-cell table:style-name="Tableau2.A2" office:value-type="string">
            <text:p text:style-name="P5"><text:span text:style-name="T3">ch</text:span>1 ← <text:span text:style-name="T3">"Send a smiley"</text:span></text:p>
            <text:p text:style-name="P5"><text:span text:style-name="T3">ch</text:span>2 ← ?</text:p>
          </table:table-cell>
          <table:table-cell table:style-name="Tableau2.B2" office:value-type="string">
            <text:p text:style-name="P5"/>
            <text:p text:style-name="P5"/>
            <text:p text:style-name="P5"/>
            <text:p text:style-name="P5"/>
          </table:table-cell>
        </table:table-row>
      </table:table>
      <text:list text:continue-numbering="true" text:style-name="L1">
        <text:list-item>
          <text:p text:style-name="P7">Extraire dans ch2 la première lettre de chaque mot de ch1 afin d'obtenir le mot "SMS".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Algorithme</text:p>
          </table:table-cell>
          <table:table-cell table:style-name="Tableau3.B1" office:value-type="string">
            <text:p text:style-name="P4">Python</text:p>
          </table:table-cell>
        </table:table-row>
        <table:table-row>
          <table:table-cell table:style-name="Tableau3.A2" office:value-type="string">
            <text:p text:style-name="P5"><text:span text:style-name="T3">ch</text:span>1 ← <text:span text:style-name="T3">"Short Message Service"</text:span></text:p>
            <text:p text:style-name="P5"><text:span text:style-name="T3">ch</text:span>2 ← ?</text:p>
          </table:table-cell>
          <table:table-cell table:style-name="Tableau3.B2" office:value-type="string">
            <text:p text:style-name="P5"/>
            <text:p text:style-name="P5"/>
            <text:p text:style-name="P5"/>
            <text:p text:style-name="P5"/>
          </table:table-cell>
        </table:table-row>
      </table:table>
      <text:list text:continue-numbering="true" text:style-name="L1">
        <text:list-item>
          <text:p text:style-name="P8">Insérer le mot "hundred" pour obtenir la phrase "two hundreds dollars" dans ch2. Utiliser les variables <text:span text:style-name="T2">mot</text:span> et <text:span text:style-name="T2">p</text:span>.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9">Algorithme</text:p>
          </table:table-cell>
          <table:table-cell table:style-name="Tableau4.B1" office:value-type="string">
            <text:p text:style-name="P9">Python</text:p>
          </table:table-cell>
        </table:table-row>
        <table:table-row>
          <table:table-cell table:style-name="Tableau4.A2" office:value-type="string">
            <text:p text:style-name="P10"><text:span text:style-name="T3">ch</text:span>1 ← <text:span text:style-name="T3">"</text:span><text:span text:style-name="T4">Two dollars.</text:span><text:span text:style-name="T3">"</text:span></text:p>
            <text:p text:style-name="P11">mot ← "hundred"</text:p>
            <text:p text:style-name="P11">p ← Pos("do", ch1)</text:p>
            <text:p text:style-name="P10"><text:span text:style-name="T3">ch</text:span>2 ← ?</text:p>
          </table:table-cell>
          <table:table-cell table:style-name="Tableau4.B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list text:continue-numbering="true" text:style-name="L1">
        <text:list-item>
          <text:p text:style-name="P8">Utiliser les fonctions <text:span text:style-name="T2">valeur</text:span> et <text:span text:style-name="T2">convch</text:span> pour former <text:span text:style-name="T2">c</text:span> à partir de <text:span text:style-name="T2">a</text:span> et <text:span text:style-name="T2">b</text:span>. </text:p>
          <text:p text:style-name="P8">Par exemple, si <text:span text:style-name="T2">a = 165</text:span> et <text:span text:style-name="T2">b = 7436</text:span> la variable <text:span text:style-name="T2">c</text:span> devra contenir <text:span text:style-name="T2">1657436</text:span>.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">Algorithme</text:p>
          </table:table-cell>
          <table:table-cell table:style-name="Tableau5.B1" office:value-type="string">
            <text:p text:style-name="P9">Python</text:p>
          </table:table-cell>
        </table:table-row>
        <table:table-row>
          <table:table-cell table:style-name="Tableau5.A2" office:value-type="string">
            <text:p text:style-name="P11">Ecrire("Donner a ? ") ; Lire(a)</text:p>
            <text:p text:style-name="P11">Ecrire("Donner b ? ") ; Lire(b)</text:p>
            <text:p text:style-name="P10"><text:span text:style-name="T3">c</text:span> ← ?</text:p>
          </table:table-cell>
          <table:table-cell table:style-name="Tableau5.B2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2"/>
      <text:h text:style-name="P13" text:outline-level="2">Exercice 2 – <text:span text:style-name="T5">12,5 Points</text:span></text:h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/text:p>
      <text:p text:style-name="P14"><text:tab/><text:tab/></text:p>
      <text:p text:style-name="P14"><text:tab/></text:p>
      <text:p text:style-name="P14"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07f78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207f78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6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2</text:page-number><text:s/>sur <text:page-count>2</text:page-count></text:p>
      </style:footer>
      <style:footer-first>
        <text:p text:style-name="MP8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0-04T10:02:10.073000000</dc:date>
    <meta:editing-cycles>16</meta:editing-cycles>
    <meta:editing-duration>PT2H21M32S</meta:editing-duration>
    <meta:document-statistic meta:table-count="6" meta:image-count="1" meta:object-count="0" meta:page-count="2" meta:paragraph-count="76" meta:word-count="219" meta:character-count="1172" meta:non-whitespace-character-count="959"/>
    <meta:template xlink:type="simple" xlink:actuate="onRequest" xlink:title="" xlink:href="./BookAntiqua%20Modèle.ott"/>
  </office:meta>
</office:document-meta>
</file>